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left="-0.9cm" fo:margin-right="0cm" fo:text-align="start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6pt" fo:font-style="normal" fo:font-weight="bold" officeooo:rsid="001caebc" officeooo:paragraph-rsid="02b4d3be" style:font-size-asian="16pt" style:font-style-asian="normal" style:font-weight-asian="bold" style:font-size-complex="16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left="-0.9cm" fo:margin-right="0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6pt" fo:font-style="normal" fo:font-weight="bold" officeooo:rsid="001caebc" officeooo:paragraph-rsid="02b4d3be" style:font-size-asian="16pt" style:font-style-asian="normal" style:font-weight-asian="bold" style:font-size-complex="16pt" style:font-weight-complex="bold"/>
    </style:style>
    <style:style style:name="P3" style:family="paragraph" style:parent-style-name="Standard">
      <loext:graphic-properties draw:fill="none" draw:fill-color="#ffffff" draw:opacity="100%"/>
      <style:paragraph-properties fo:margin-left="-0.9cm" fo:margin-right="0cm" fo:text-align="start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6d39c" officeooo:paragraph-rsid="02b6d39c" style:font-size-asian="10.5pt" style:font-style-asian="normal" style:font-weight-asian="normal" style:font-size-complex="12pt" style:font-weight-complex="normal"/>
    </style:style>
    <style:style style:name="P4" style:family="paragraph" style:parent-style-name="Standard">
      <loext:graphic-properties draw:fill="none" draw:fill-color="#ffffff" draw:opacity="100%"/>
      <style:paragraph-properties fo:margin-left="-0.9cm" fo:margin-right="0cm" fo:text-align="start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85be9" officeooo:paragraph-rsid="02b85be9" style:font-size-asian="10.5pt" style:font-style-asian="normal" style:font-weight-asian="normal" style:font-size-complex="12pt" style:font-weight-complex="normal"/>
    </style:style>
    <style:style style:name="P5" style:family="paragraph" style:parent-style-name="Standard">
      <loext:graphic-properties draw:fill="none" draw:fill-color="#ffffff" draw:opacity="100%"/>
      <style:paragraph-properties fo:margin-left="-0.9cm" fo:margin-right="0cm" fo:text-align="start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8c7c5" officeooo:paragraph-rsid="02b8c7c5" style:font-size-asian="10.5pt" style:font-style-asian="normal" style:font-weight-asian="normal" style:font-size-complex="12pt" style:font-weight-complex="normal"/>
    </style:style>
    <style:style style:name="P6" style:family="paragraph" style:parent-style-name="Standard">
      <loext:graphic-properties draw:fill="none" draw:fill-color="#ffffff" draw:opacity="100%"/>
      <style:paragraph-properties fo:margin-left="-0.9cm" fo:margin-right="0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b0645" officeooo:paragraph-rsid="02bb0645" style:font-size-asian="10.5pt" style:font-style-asian="normal" style:font-weight-asian="normal" style:font-size-complex="12pt" style:font-weight-complex="normal"/>
    </style:style>
    <style:style style:name="P7" style:family="paragraph" style:parent-style-name="Standard">
      <loext:graphic-properties draw:fill="none" draw:fill-color="#ffffff" draw:opacity="100%"/>
      <style:paragraph-properties fo:margin-left="-0.9cm" fo:margin-right="0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c1352d" officeooo:paragraph-rsid="02c1352d" style:font-size-asian="10.5pt" style:font-style-asian="normal" style:font-weight-asian="normal" style:font-size-complex="12pt" style:font-weight-complex="normal"/>
    </style:style>
    <style:style style:name="P8" style:family="paragraph" style:parent-style-name="Standard">
      <loext:graphic-properties draw:fill="none" draw:fill-color="#ffffff" draw:opacity="100%"/>
      <style:paragraph-properties fo:margin-left="-0.9cm" fo:margin-right="0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b0645" officeooo:paragraph-rsid="02bb0645" style:font-size-asian="10.5pt" style:font-style-asian="normal" style:font-weight-asian="normal" style:font-size-complex="12pt" style:font-weight-complex="normal"/>
    </style:style>
    <style:style style:name="P9" style:family="paragraph" style:parent-style-name="Standard">
      <loext:graphic-properties draw:fill="none" draw:fill-color="#ffffff" draw:opacity="100%"/>
      <style:paragraph-properties fo:margin-left="-0.9cm" fo:margin-right="0cm" fo:text-align="justify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c4aada" officeooo:paragraph-rsid="02c4aada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loext:graphic-properties draw:fill="none" draw:fill-color="#ffffff" draw:opacity="100%"/>
      <style:paragraph-properties fo:margin-left="-0.9cm" fo:margin-right="0cm" fo:text-align="start" style:justify-single-word="false" fo:orphans="2" fo:widows="2" fo:text-indent="0cm" style:auto-text-indent="false" fo:background-color="transparent" text:number-lines="false" text:line-number="0" style:writing-mode="lr-tb">
        <style:tab-stops>
          <style:tab-stop style:position="4.807cm"/>
        </style:tab-stops>
      </style:paragraph-properties>
      <style:text-properties fo:color="#00508f" style:font-name="Alice" fo:font-size="12pt" fo:font-style="normal" fo:font-weight="normal" officeooo:rsid="02b8c7c5" officeooo:paragraph-rsid="02b8c7c5" style:font-size-asian="10.5pt" style:font-style-asian="normal" style:font-weight-asian="normal" style:font-size-complex="12pt" style:font-weight-complex="normal"/>
    </style:style>
    <style:style style:name="T1" style:family="text">
      <style:text-properties officeooo:rsid="02b4d3be"/>
    </style:style>
    <style:style style:name="T2" style:family="text">
      <style:text-properties officeooo:rsid="02b95c49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font-size="18pt" fo:font-weight="bold" style:font-weight-asian="bold" style:font-style-complex="normal" style:font-weight-complex="bold"/>
    </style:style>
    <style:style style:name="T5" style:family="text">
      <style:text-properties officeooo:rsid="02bf5e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ndra Prasad, <text:span text:style-name="T1">Tech Lead, RBS, Gurugram(Haryana), India</text:span></text:p>
      <text:p text:style-name="P3"><text:a xlink:type="simple" xlink:href="mailto:devendraprasad1984@gmail.com" text:style-name="Internet_20_link" text:visited-style-name="Visited_20_Internet_20_Link">devendraprasad1984@gmail.com</text:a></text:p>
      <text:p text:style-name="P3">+91 958 279 7772</text:p>
      <text:p text:style-name="P4"><text:span text:style-name="T2">website: </text:span><text:a xlink:type="simple" xlink:href="http://dpresume.com/" text:style-name="Internet_20_link" text:visited-style-name="Visited_20_Internet_20_Link">http://dpresume.com</text:a></text:p>
      <text:p text:style-name="P5"><text:span text:style-name="T2">git: </text:span><text:a xlink:type="simple" xlink:href="https://github.com/devendraprasad1984/PythonAndNodeSamples/tree/master/python" text:style-name="Internet_20_link" text:visited-style-name="Visited_20_Internet_20_Link">https://github.com/devendraprasad1984/PythonAndNodeSamples/tree/master/python</text:a></text:p>
      <text:p text:style-name="P5"/>
      <text:p text:style-name="P5"/>
      <text:p text:style-name="P6"><text:span text:style-name="T4">Tech Lead</text:span>, by Profession @ <text:span text:style-name="T3">RBS</text:span>, I practice fullstack mode of software development. I lead a small team of software developers. We follow agile practices and devOps toolsets for our build and delivery. <text:span text:style-name="T5">I also code in the sprints apart from playing a lead role and helping on team mates in various sorts of impediments that they encounter. My favourite tech stack is python, plsql, html5, react etc. I am a versatile developer also. I also love to discuss on architectureal patterns and proposing solutions that can scale to business problems.</text:span></text:p>
      <text:p text:style-name="P6"/>
      <text:p text:style-name="P9">I am looking out for engineering lead, tech lead sort of roles that are directly answerable to engineering / programme manager / Director to the project.</text:p>
      <text:p text:style-name="P9"/>
      <text:p text:style-name="P9">I am available anytime in the morning for the telephonic discussion about the roles and myself for the hiring.</text:p>
      <text:p text:style-name="P6"/>
      <text:p text:style-name="P6"/>
      <text:p text:style-name="P6"/>
      <text:p text:style-name="P7">Regards,</text:p>
      <text:p text:style-name="P7">DP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lice" svg:font-family="Alic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-No_20_Spacing" style:display-name="WW-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ListLabel_20_757" style:display-name="ListLabel 757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1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1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1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1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1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1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1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-complex="OpenSymbol1" style:font-family-complex="OpenSymbol" style:font-family-generic-complex="system" style:font-pitch-complex="variable"/>
    </style:style>
    <style:style style:name="ListLabel_20_775" style:display-name="ListLabel 775" style:family="text">
      <style:text-properties fo:font-size="12pt" fo:font-weight="normal" style:font-size-asian="12pt" style:font-weight-asian="normal" style:font-name-complex="OpenSymbol1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1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1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1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1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1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1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1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-complex="OpenSymbol1" style:font-family-complex="OpenSymbol" style:font-family-generic-complex="system" style:font-pitch-complex="variable"/>
    </style:style>
    <style:style style:name="ListLabel_20_766" style:display-name="ListLabel 76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1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1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1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1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1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1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1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-complex="OpenSymbol1" style:font-family-complex="OpenSymbol" style:font-family-generic-complex="system" style:font-pitch-complex="variable"/>
    </style:style>
    <style:style style:name="ListLabel_20_784" style:display-name="ListLabel 784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1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1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1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1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1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1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1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-complex="OpenSymbol1" style:font-family-complex="OpenSymbol" style:font-family-generic-complex="system" style:font-pitch-complex="variable"/>
    </style:style>
    <style:style style:name="ListLabel_20_793" style:display-name="ListLabel 793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complex="OpenSymbol1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1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1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1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1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1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1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-complex="OpenSymbol1" style:font-family-complex="OpenSymbol" style:font-family-generic-complex="system" style:font-pitch-complex="variable"/>
    </style:style>
    <style:style style:name="ListLabel_20_802" style:display-name="ListLabel 802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1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1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1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1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1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1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1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11" style:display-name="ListLabel 811" style:family="text">
      <style:text-properties fo:color="#00508f" fo:font-size="12pt" fo:language="en" fo:country="IN" fo:font-style="normal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/>
    </style:style>
    <style:style style:name="ListLabel_20_812" style:display-name="ListLabel 812" style:family="text">
      <style:text-properties fo:color="#182f7c" fo:font-size="10pt" style:text-underline-style="solid" style:text-underline-width="auto" style:text-underline-color="font-color" style:font-size-asian="10pt" style:font-size-complex="10pt"/>
    </style:style>
    <style:style style:name="ListLabel_20_813" style:display-name="ListLabel 813" style:family="text">
      <style:text-properties fo:color="#182f7c" fo:font-size="10pt" fo:font-style="italic" style:text-underline-style="solid" style:text-underline-width="auto" style:text-underline-color="font-color" fo:font-weight="normal" style:letter-kerning="true" style:font-name-asian="DejaVu Sans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0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5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5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6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6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6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6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7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7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7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7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8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8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6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6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6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7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7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7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7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8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8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8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8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8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9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9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9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9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9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9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9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9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0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0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0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0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80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0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0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0.661cm" fo:margin-left="2cm" fo:margin-right="1.194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09:23:43.878200318</meta:creation-date>
    <dc:date>2019-06-09T19:46:54.728943906</dc:date>
    <meta:editing-duration>PT6H17M5S</meta:editing-duration>
    <meta:editing-cycles>44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54" meta:character-count="1025" meta:non-whitespace-character-count="881"/>
  </office:meta>
</office:document-meta>
</file>